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center" style:justify-single-word="false" fo:break-before="page"/>
      <style:text-properties fo:font-size="15pt" style:font-size-asian="15pt" style:font-size-complex="15pt"/>
    </style:style>
    <style:style style:name="P8"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background-color="#ffffff">
        <style:background-image/>
      </style:paragraph-properties>
      <style:text-properties fo:font-size="12pt" style:font-size-asian="12pt" style:font-size-complex="12pt"/>
    </style:style>
    <style:style style:name="P13" style:family="paragraph" style:parent-style-name="Standard">
      <style:paragraph-properties fo:text-align="start" style:justify-single-word="false"/>
      <style:text-properties fo:font-size="15pt" style:font-size-asian="15pt" style:font-size-complex="15pt"/>
    </style:style>
    <style:style style:name="P14" style:family="paragraph" style:parent-style-name="Standard">
      <style:paragraph-properties fo:text-align="center" style:justify-single-word="false" fo:break-before="page"/>
      <style:text-properties fo:font-size="15pt" style:font-size-asian="15pt" style:font-size-complex="15pt"/>
    </style:style>
    <style:style style:name="P15" style:family="paragraph" style:parent-style-name="Standard">
      <style:paragraph-properties fo:text-align="start" style:justify-single-word="false" fo:break-before="page"/>
      <style:text-properties fo:font-size="15pt" style:font-size-asian="15pt" style:font-size-complex="15pt"/>
    </style:style>
    <style:style style:name="T1"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n_all.py <text:s/>....... audited</text:p>
      <text:p text:style-name="P13">gen_kmotion.py .... audited</text:p>
      <text:p text:style-name="P13">gen_kmotion_restart.py ... audites</text:p>
      <text:p text:style-name="P13">gen_vhost.py ... audited</text:p>
      <text:p text:style-name="P13">gen_rcs ... audited ..................locate motion.conf ??????????????????</text:p>
      <text:p text:style-name="P13">kmotion.py ... audited</text:p>
      <text:p text:style-name="P13">kmotion_restart ... audited</text:p>
      <text:p text:style-name="P13">logger.py ... audited</text:p>
      <text:p text:style-name="P13">install.py .... audited</text:p>
      <text:p text:style-name="P13">daemon_manual.py ... audited</text:p>
      <text:p text:style-name="P13">daemon_whip.py ... audited</text:p>
      <text:p text:style-name="P13"/>
      <text:p text:style-name="P13"/>
      <text:p text:style-name="P13"/>
      <text:p text:style-name="P13"/>
      <text:p text:style-name="P13"/>
      <text:p text:style-name="P7"/>
      <text:p text:style-name="P3"/>
      <text:p text:style-name="P3"/>
      <text:p text:style-name="P3"/>
      <text:p text:style-name="P3"/>
      <text:p text:style-name="P3"/>
      <text:p text:style-name="P3"/>
      <text:p text:style-name="P3"/>
      <text:p text:style-name="P6">Installing kmotion</text:p>
      <text:p text:style-name="P3"/>
      <text:p text:style-name="P3"/>
      <text:p text:style-name="P3"/>
      <text:p text:style-name="P3">Howto install kmotion</text:p>
      <text:p text:style-name="P7"/>
      <text:p text:style-name="P3"/>
      <text:p text:style-name="P3"/>
      <text:p text:style-name="P3"/>
      <text:p text:style-name="P3"/>
      <text:p text:style-name="P3"/>
      <text:p text:style-name="P3"/>
      <text:p text:style-name="P3"/>
      <text:p text:style-name="P6">Configuring</text:p>
      <text:p text:style-name="P6">motion.conf</text:p>
      <text:p text:style-name="P3"/>
      <text:p text:style-name="P3"/>
      <text:p text:style-name="P3"/>
      <text:p text:style-name="P3">How to setup motion.conf for kmotion</text:p>
      <text:p text:style-name="P8">Configuring motion.conf</text:p>
      <text:p text:style-name="P5"/>
      <text:p text:style-name="P2">The relationship between kmotion and motion</text:p>
      <text:p text:style-name="P12"/>
      <text:p text:style-name="P10"><text:span text:style-name="T1">kmotion is a web front end for motion, 99% of all configuration for kmotion is the same as configuration for motion. <text:s/>If you are using motion already skip to <text:s/>the next section, if not browse motions excellent documentation at </text:span><text:a xlink:type="simple" xlink:href="http://www.lavrsen.dk/twiki/bin/view/Motion/WebHome"><text:span text:style-name="T1">http://www.lavrsen.dk/twiki/bin/view/Motion/MotionGuide</text:span></text:a></text:p>
      <text:p text:style-name="P5"/>
      <text:p text:style-name="P2">The case for a Javascript only its implications</text:p>
      <text:p text:style-name="P12"/>
      <text:p text:style-name="P12">In order for kmotion to be viewable on any browser anywhere in the world it must rely on nothing more exotic than Javascript. <text:s/>Locked down cyber cafes will not let you execute a .jar file !</text:p>
      <text:p text:style-name="P12"/>
      <text:p text:style-name="P12">This being the case kmotion requires motion to save its recordings as a sequence of jpegs rather than video. <text:s/>This has two benefits, firstly any browser anywhere can view the images and secondly kmotion archive viewer can playback events at variable speed in both directions. <text:s/></text:p>
      <text:p text:style-name="P12"/>
      <text:p text:style-name="P12">All this with plain old javascript.</text:p>
      <text:p text:style-name="P5"/>
      <text:p text:style-name="P2">Configuring motion.conf</text:p>
      <text:p text:style-name="P12"/>
      <text:p text:style-name="P12">In order for kmotion to display live jpegs from motion and offer event playback motion has to be configured in a certain way. <text:s/></text:p>
      <text:p text:style-name="P12"/>
      <text:p text:style-name="P12">Firstly motion.conf must be configured in thread mode even if you only have one camera. <text:s/></text:p>
      <text:p text:style-name="P12"/>
      <text:p text:style-name="P12">Secondly kmotion has to override five motion.conf options. Namely: jpeg_filename, snapshot_filename, on_event_start, on_event_end, in_picture_save and target_dir.</text:p>
      <text:p text:style-name="P12"/>
      <text:p text:style-name="P12">Last an extra option. <text:s/>To get kmotion to display the cameras description in the top LHS use the kmotion option '#ktext text' inside motion.conf. <text:s/>So if camera 3 is of a garage, in thread 3 you would add the line:</text:p>
      <text:p text:style-name="P12"/>
      <text:p text:style-name="P12">#ktext messy garage</text:p>
      <text:p text:style-name="P12"/>
      <text:p text:style-name="P12">So now you know the restrictions, go configure motion.conf as you normally would, cd to the daemons directory and ./reconfig.py. <text:s/>Lastly point your browser to '<text:a xlink:type="simple" xlink:href="http://localhost/">http://localhost</text:a>' and smile.</text:p>
      <text:p text:style-name="P12"/>
      <text:p text:style-name="P12">If you hit any problems execute 'tail -f /var/log/messages' and all your questions will be answered.</text:p>
      <text:p text:style-name="P5"/>
      <text:p text:style-name="P2">An example motion.conf file</text:p>
      <text:p text:style-name="P12"/>
      <text:p text:style-name="P12">If you are really stuck there is an example motion.conf and motion1.conf file in the examples directory. <text:s/>It is setup for one camera on /dev/video0, 1 snapshot every 300 seconds and 4 frames per second when motion has been detected.</text:p>
      <text:p text:style-name="P12"/>
      <text:p text:style-name="P12">You use it by starting kmotion with ????????????????????????????/ </text:p>
      <text:p text:style-name="P7"/>
      <text:p text:style-name="P3"/>
      <text:p text:style-name="P3"/>
      <text:p text:style-name="P3"/>
      <text:p text:style-name="P3"/>
      <text:p text:style-name="P3"/>
      <text:p text:style-name="P3"/>
      <text:p text:style-name="P3"/>
      <text:p text:style-name="P6">FAQ</text:p>
      <text:p text:style-name="P3"/>
      <text:p text:style-name="P3"/>
      <text:p text:style-name="P3"/>
      <text:p text:style-name="P3">Frequently asked Questions.</text:p>
      <text:p text:style-name="P8">FAQ</text:p>
      <text:p text:style-name="Standard"/>
      <text:p text:style-name="P1">'How do I add a logon user name and password dialogue to the web interfa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How can I change where the image database is situated ?'</text:p>
      <text:p text:style-name="Standard"/>
      <text:p text:style-name="Standard">Go to the daemons directory and edit 'daemon.rc'. <text:s/>Look for the subsection '[dirs]' and the option 'images_dir = /var/lib/kmotion/images'. Change the path to point to your desired location. <text:s/>Then execute './reconfig.py'</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whol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hen execute './reconfig.py'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 <text:s/>Then execute './reconfig.py' </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Then execute './reconfig.py' . <text:s/>Live logging can be seen by executing 'tail -f /var/log/messages'</text:p>
      <text:p text:style-name="Standard"/>
      <text:p text:style-name="P1">'What else can I change in daemon.rc ?'</text:p>
      <text:p text:style-name="Standard"/>
      <text:p text:style-name="Standard">Nothing. If you change anything else kmotion will crash !</text:p>
      <text:p text:style-name="Standard"/>
      <text:p text:style-name="P1">'How can I change the contents of the kmotion_vhost file ?'</text:p>
      <text:p text:style-name="Standard"/>
      <text:p text:style-name="Standard">The 'kmotion_vhost' file is generated by kmotion from the 'kmotion_vhost_template' file. <text:s/>Go to the 'apache2_config' directory and edit 'kmotion_vhost_template' respecting %xxxx% strings. <text:s/>These strings are expanded to the correct paths when 'kmotion_vhost' is generated. <text:s/>Go to the daemons directory and execute './reconfig.py'. <text:s/>Then restart apache by executing '/etc/init.d/apache2 restart'.</text:p>
      <text:p text:style-name="Standard"/>
      <text:p text:style-name="P1"><text:soft-page-break/>'What is in the misc_config directory ?'</text:p>
      <text:p text:style-name="Standard"/>
      <text:p text:style-name="Standard">The 'misc_config' directory contains configs and files generated and used by kmotion. <text:s/>If you change anything in this directory kmotion will crash !</text:p>
      <text:p text:style-name="Standard"/>
      <text:p text:style-name="Standard"/>
      <text:p text:style-name="P7"/>
      <text:p text:style-name="P3"/>
      <text:p text:style-name="P3"/>
      <text:p text:style-name="P3"/>
      <text:p text:style-name="P3"/>
      <text:p text:style-name="P3"/>
      <text:p text:style-name="P3"/>
      <text:p text:style-name="P3"/>
      <text:p text:style-name="P6">Developers</text:p>
      <text:p text:style-name="P6">Information</text:p>
      <text:p text:style-name="P3"/>
      <text:p text:style-name="P3"/>
      <text:p text:style-name="P3"/>
      <text:p text:style-name="P3">An overview of kmotions image database structure, python back end</text:p>
      <text:p text:style-name="P3"><text:s/>&amp; PHP/Javascript front end.</text:p>
      <text:p text:style-name="P8">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4"/>
      <text:p text:style-name="P8">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Standard">/var/log/mess ????????????????????????????????????????????</text:p>
      <text:p text:style-name="Standard"/>
      <text:p text:style-name="P9">The PHP/Javascript front en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5T23:16:29</dc:date>
    <meta:editing-cycles>64</meta:editing-cycles>
    <meta:editing-duration>PT12H10M6S</meta:editing-duration>
    <meta:user-defined meta:name="Info 1"/>
    <meta:user-defined meta:name="Info 2"/>
    <meta:user-defined meta:name="Info 3"/>
    <meta:user-defined meta:name="Info 4"/>
    <meta:document-statistic meta:table-count="0" meta:image-count="0" meta:object-count="0" meta:page-count="12" meta:paragraph-count="98" meta:word-count="1881" meta:character-count="11640"/>
  </office:meta>
</office:document-meta>
</file>